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9e43d4020" style:family="table" style:master-page-name="ta-mp-0x7f79e43d4020">
      <style:table-properties table:display="true" style:writing-mode="lr-tb"/>
    </style:style>
    <style:style style:name="ta-0x7f79e43d4210" style:family="table" style:master-page-name="ta-mp-0x7f79e43d4210">
      <style:table-properties table:display="true" style:writing-mode="lr-tb"/>
    </style:style>
    <style:style style:name="ta-0x7f79e43d4400" style:family="table" style:master-page-name="ta-mp-0x7f79e43d4400">
      <style:table-properties table:display="true" style:writing-mode="lr-tb"/>
    </style:style>
    <style:style style:name="ta-0x7f79e43d45f0" style:family="table" style:master-page-name="ta-mp-0x7f79e43d45f0">
      <style:table-properties table:display="true" style:writing-mode="lr-tb"/>
    </style:style>
    <style:style style:name="ta-0x7f79e43d47e0" style:family="table" style:master-page-name="ta-mp-0x7f79e43d47e0">
      <style:table-properties table:display="true" style:writing-mode="lr-tb"/>
    </style:style>
    <style:style style:name="ta-0x7f79e43d49d0" style:family="table" style:master-page-name="ta-mp-0x7f79e43d4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9e43f21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9e43f22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9e43f23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9e43c0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5e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a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c0a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71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bb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4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8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c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96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e0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05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4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c0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17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6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2f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2a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7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3c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86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ab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f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c0c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be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08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9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d0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1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3e3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2d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52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9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c0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64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a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3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77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c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89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d3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f8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54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c0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50b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555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4e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51d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4162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3f530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9e441633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5.2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204.75pt" style:use-optimal-column-width="true"/>
    </style:style>
    <style:style style:name="ACOL-7" style:family="table-column">
      <style:table-column-properties style:column-width="54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79e43d4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79e43f21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79e43f22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9e43f227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9e43f2398" office:value-type="string">
            <text:p>verifyCounterfeitManagePanelFunctionality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79e43d4210" table:print="false">
        <office:forms form:automatic-focus="false" form:apply-design-mode="false">
          <form:form/>
        </office:forms>
        <table:table-column table:default-cell-style-name="ACE-0x7f79e43c0a30" table:style-name="ACOL-3"/>
        <table:table-column table:default-cell-style-name="ACE-0x7f79e43f24c0" table:style-name="ACOL-4"/>
        <table:table-column table:default-cell-style-name="ACE-0x7f79e43c0a30" table:style-name="ACOL-5"/>
        <table:table-column table:default-cell-style-name="ACE-0x7f79e43c0a30" table:style-name="ACOL-6"/>
        <table:table-column table:default-cell-style-name="ACE-0x7f79e43f24c0" table:style-name="ACOL-7"/>
        <table:table-column table:default-cell-style-name="ACE-0x7f79e43c0a30" table:style-name="ACOL-0" table:number-columns-repeated="123"/>
        <table:table-row table:style-name="AROW-2">
          <table:table-cell table:style-name="ACE-0x7f79e43f25e8" office:value-type="string">
            <text:p>User Name</text:p>
          </table:table-cell>
          <table:table-cell table:style-name="ACE-0x7f79e43f2710" office:value-type="string">
            <text:p>Password</text:p>
          </table:table-cell>
          <table:table-cell table:style-name="ACE-0x7f79e43f2838" office:value-type="string">
            <text:p>MandatoryFieldName</text:p>
          </table:table-cell>
          <table:table-cell table:style-name="ACE-0x7f79e43f2838" office:value-type="string">
            <text:p>MandatoryAlert</text:p>
          </table:table-cell>
          <table:table-cell table:style-name="ACE-0x7f79e43f2960" office:value-type="string">
            <text:p>Product-ID</text:p>
          </table:table-cell>
          <table:table-cell table:number-columns-repeated="123" table:style-name="ACE-0x7f79e43c0a30"/>
        </table:table-row>
        <table:table-row table:style-name="AROW-2">
          <table:table-cell table:style-name="ACE-0x7f79e43f2a88" office:value-type="string">
            <text:p>testshopclue@sc.com</text:p>
          </table:table-cell>
          <table:table-cell table:style-name="ACE-0x7f79e43f2bb0" office:value-type="string">
            <text:p>123456</text:p>
          </table:table-cell>
          <table:table-cell table:style-name="ACE-0x7f79e43f2cd8" office:value-type="string">
            <text:p>_enter_product_id</text:p>
          </table:table-cell>
          <table:table-cell table:style-name="ACE-0x7f79e43f2cd8" office:value-type="string">
            <text:p>The _enter_product_id field is mandatory.</text:p>
          </table:table-cell>
          <table:table-cell table:style-name="ACE-0x7f79e43f2e00" office:value-type="float" office:value="78376366">
            <text:p>78376366</text:p>
          </table:table-cell>
          <table:table-cell table:number-columns-repeated="123" table:style-name="ACE-0x7f79e43c0a3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79e43d4400" table:print="false">
        <office:forms form:automatic-focus="false" form:apply-design-mode="false">
          <form:form/>
        </office:forms>
        <table:table-column table:default-cell-style-name="ACE-0x7f79e43c0b58" table:style-name="ACOL-3"/>
        <table:table-column table:default-cell-style-name="ACE-0x7f79e43f2f28" table:style-name="ACOL-4"/>
        <table:table-column table:default-cell-style-name="ACE-0x7f79e43c0b58" table:style-name="ACOL-5"/>
        <table:table-column table:default-cell-style-name="ACE-0x7f79e43c0b58" table:style-name="ACOL-6"/>
        <table:table-column table:default-cell-style-name="ACE-0x7f79e43f2f28" table:style-name="ACOL-7"/>
        <table:table-column table:default-cell-style-name="ACE-0x7f79e43c0b58" table:style-name="ACOL-0" table:number-columns-repeated="123"/>
        <table:table-row table:style-name="AROW-2">
          <table:table-cell table:style-name="ACE-0x7f79e43f3050" office:value-type="string">
            <text:p>User Name</text:p>
          </table:table-cell>
          <table:table-cell table:style-name="ACE-0x7f79e43f3178" office:value-type="string">
            <text:p>Password</text:p>
          </table:table-cell>
          <table:table-cell table:style-name="ACE-0x7f79e43f32a0" office:value-type="string">
            <text:p>MandatoryFieldName</text:p>
          </table:table-cell>
          <table:table-cell table:style-name="ACE-0x7f79e43f32a0" office:value-type="string">
            <text:p>MandatoryAlert</text:p>
          </table:table-cell>
          <table:table-cell table:style-name="ACE-0x7f79e43f33c8" office:value-type="string">
            <text:p>Product-ID</text:p>
          </table:table-cell>
          <table:table-cell table:number-columns-repeated="123" table:style-name="ACE-0x7f79e43c0b58"/>
        </table:table-row>
        <table:table-row table:style-name="AROW-2">
          <table:table-cell table:style-name="ACE-0x7f79e43f34f0" office:value-type="string">
            <text:p>testshopclue@sc.com</text:p>
          </table:table-cell>
          <table:table-cell table:style-name="ACE-0x7f79e43f3618" office:value-type="string">
            <text:p>123456</text:p>
          </table:table-cell>
          <table:table-cell table:style-name="ACE-0x7f79e43f3740" office:value-type="string">
            <text:p>_enter_product_id</text:p>
          </table:table-cell>
          <table:table-cell table:style-name="ACE-0x7f79e43f3740" office:value-type="string">
            <text:p>The _enter_product_id field is mandatory.</text:p>
          </table:table-cell>
          <table:table-cell table:style-name="ACE-0x7f79e43f3868" office:value-type="float" office:value="78376366">
            <text:p>78376366</text:p>
          </table:table-cell>
          <table:table-cell table:number-columns-repeated="123" table:style-name="ACE-0x7f79e43c0b5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79e43d45f0" table:print="false">
        <office:forms form:automatic-focus="false" form:apply-design-mode="false">
          <form:form/>
        </office:forms>
        <table:table-column table:default-cell-style-name="ACE-0x7f79e43c0c80" table:style-name="ACOL-3"/>
        <table:table-column table:default-cell-style-name="ACE-0x7f79e43f3990" table:style-name="ACOL-4"/>
        <table:table-column table:default-cell-style-name="ACE-0x7f79e43c0c80" table:style-name="ACOL-5"/>
        <table:table-column table:default-cell-style-name="ACE-0x7f79e43c0c80" table:style-name="ACOL-6"/>
        <table:table-column table:default-cell-style-name="ACE-0x7f79e43f3990" table:style-name="ACOL-7"/>
        <table:table-column table:default-cell-style-name="ACE-0x7f79e43c0c80" table:style-name="ACOL-0" table:number-columns-repeated="123"/>
        <table:table-row table:style-name="AROW-2">
          <table:table-cell table:style-name="ACE-0x7f79e43f3ab8" office:value-type="string">
            <text:p>User Name</text:p>
          </table:table-cell>
          <table:table-cell table:style-name="ACE-0x7f79e43f3be0" office:value-type="string">
            <text:p>Password</text:p>
          </table:table-cell>
          <table:table-cell table:style-name="ACE-0x7f79e43f3d08" office:value-type="string">
            <text:p>MandatoryFieldName</text:p>
          </table:table-cell>
          <table:table-cell table:style-name="ACE-0x7f79e43f3d08" office:value-type="string">
            <text:p>MandatoryAlert</text:p>
          </table:table-cell>
          <table:table-cell table:style-name="ACE-0x7f79e43f3e30" office:value-type="string">
            <text:p>Product-ID</text:p>
          </table:table-cell>
          <table:table-cell table:number-columns-repeated="123" table:style-name="ACE-0x7f79e43c0c80"/>
        </table:table-row>
        <table:table-row table:style-name="AROW-2">
          <table:table-cell table:style-name="ACE-0x7f79e43f3f58" office:value-type="string">
            <text:p>testshopclue@sc.com</text:p>
          </table:table-cell>
          <table:table-cell table:style-name="ACE-0x7f79e43f4080" office:value-type="string">
            <text:p>123456</text:p>
          </table:table-cell>
          <table:table-cell table:style-name="ACE-0x7f79e43f41a8" office:value-type="string">
            <text:p>_enter_product_id</text:p>
          </table:table-cell>
          <table:table-cell table:style-name="ACE-0x7f79e43f41a8" office:value-type="string">
            <text:p>The _enter_product_id field is mandatory.</text:p>
          </table:table-cell>
          <table:table-cell table:style-name="ACE-0x7f79e43f42d0" office:value-type="float" office:value="78376366">
            <text:p>78376366</text:p>
          </table:table-cell>
          <table:table-cell table:number-columns-repeated="123" table:style-name="ACE-0x7f79e43c0c8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79e43d47e0" table:print="false">
        <office:forms form:automatic-focus="false" form:apply-design-mode="false">
          <form:form/>
        </office:forms>
        <table:table-column table:default-cell-style-name="ACE-0x7f79e43c0da8" table:style-name="ACOL-3"/>
        <table:table-column table:default-cell-style-name="ACE-0x7f79e43f43f8" table:style-name="ACOL-4"/>
        <table:table-column table:default-cell-style-name="ACE-0x7f79e43c0da8" table:style-name="ACOL-5"/>
        <table:table-column table:default-cell-style-name="ACE-0x7f79e43c0da8" table:style-name="ACOL-6"/>
        <table:table-column table:default-cell-style-name="ACE-0x7f79e43f43f8" table:style-name="ACOL-7"/>
        <table:table-column table:default-cell-style-name="ACE-0x7f79e43c0da8" table:style-name="ACOL-0" table:number-columns-repeated="123"/>
        <table:table-row table:style-name="AROW-2">
          <table:table-cell table:style-name="ACE-0x7f79e43f4520" office:value-type="string">
            <text:p>User Name</text:p>
          </table:table-cell>
          <table:table-cell table:style-name="ACE-0x7f79e43f4648" office:value-type="string">
            <text:p>Password</text:p>
          </table:table-cell>
          <table:table-cell table:style-name="ACE-0x7f79e43f4770" office:value-type="string">
            <text:p>MandatoryFieldName</text:p>
          </table:table-cell>
          <table:table-cell table:style-name="ACE-0x7f79e43f4770" office:value-type="string">
            <text:p>MandatoryAlert</text:p>
          </table:table-cell>
          <table:table-cell table:style-name="ACE-0x7f79e43f4898" office:value-type="string">
            <text:p>Product-ID</text:p>
          </table:table-cell>
          <table:table-cell table:number-columns-repeated="123" table:style-name="ACE-0x7f79e43c0da8"/>
        </table:table-row>
        <table:table-row table:style-name="AROW-2">
          <table:table-cell table:style-name="ACE-0x7f79e43f49c0" office:value-type="string">
            <text:p>testshopclue@sc.com</text:p>
          </table:table-cell>
          <table:table-cell table:style-name="ACE-0x7f79e43f4ae8" office:value-type="string">
            <text:p>123456</text:p>
          </table:table-cell>
          <table:table-cell table:style-name="ACE-0x7f79e43f4c10" office:value-type="string">
            <text:p>_enter_product_id</text:p>
          </table:table-cell>
          <table:table-cell table:style-name="ACE-0x7f79e43f4c10" office:value-type="string">
            <text:p>The _enter_product_id field is mandatory.</text:p>
          </table:table-cell>
          <table:table-cell table:style-name="ACE-0x7f79e43f4d38" office:value-type="float" office:value="78376366">
            <text:p>78376366</text:p>
          </table:table-cell>
          <table:table-cell table:number-columns-repeated="123" table:style-name="ACE-0x7f79e43c0da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79e43d49d0" table:print="false">
        <office:forms form:automatic-focus="false" form:apply-design-mode="false">
          <form:form/>
        </office:forms>
        <table:table-column table:default-cell-style-name="ACE-0x7f79e43c0ed0" table:style-name="ACOL-3"/>
        <table:table-column table:default-cell-style-name="ACE-0x7f79e43f4e60" table:style-name="ACOL-4"/>
        <table:table-column table:default-cell-style-name="ACE-0x7f79e43c0ed0" table:style-name="ACOL-5"/>
        <table:table-column table:default-cell-style-name="ACE-0x7f79e43c0ed0" table:style-name="ACOL-6"/>
        <table:table-column table:default-cell-style-name="ACE-0x7f79e43f4e60" table:style-name="ACOL-7"/>
        <table:table-column table:default-cell-style-name="ACE-0x7f79e43c0ed0" table:style-name="ACOL-0" table:number-columns-repeated="123"/>
        <table:table-row table:style-name="AROW-2">
          <table:table-cell table:style-name="ACE-0x7f79e43f4f88" office:value-type="string">
            <text:p>User Name</text:p>
          </table:table-cell>
          <table:table-cell table:style-name="ACE-0x7f79e43f50b0" office:value-type="string">
            <text:p>Password</text:p>
          </table:table-cell>
          <table:table-cell table:style-name="ACE-0x7f79e43f51d8" office:value-type="string">
            <text:p>MandatoryFieldName</text:p>
          </table:table-cell>
          <table:table-cell table:style-name="ACE-0x7f79e43f51d8" office:value-type="string">
            <text:p>MandatoryAlert</text:p>
          </table:table-cell>
          <table:table-cell table:style-name="ACE-0x7f79e43f5300" office:value-type="string">
            <text:p>Product-ID</text:p>
          </table:table-cell>
          <table:table-cell table:number-columns-repeated="123" table:style-name="ACE-0x7f79e43c0ed0"/>
        </table:table-row>
        <table:table-row table:style-name="AROW-2">
          <table:table-cell table:style-name="ACE-0x7f79e43f5428" office:value-type="string">
            <text:p>testshopclue@sc.com</text:p>
          </table:table-cell>
          <table:table-cell table:style-name="ACE-0x7f79e43f5550" office:value-type="string">
            <text:p>123456</text:p>
          </table:table-cell>
          <table:table-cell table:style-name="ACE-0x7f79e4416208" office:value-type="string">
            <text:p>_enter_product_id</text:p>
          </table:table-cell>
          <table:table-cell table:style-name="ACE-0x7f79e4416208" office:value-type="string">
            <text:p>The _enter_product_id field is mandatory.</text:p>
          </table:table-cell>
          <table:table-cell table:style-name="ACE-0x7f79e4416330" office:value-type="float" office:value="78376366">
            <text:p>78376366</text:p>
          </table:table-cell>
          <table:table-cell table:number-columns-repeated="123" table:style-name="ACE-0x7f79e43c0ed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9e43e0b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9e438da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9e437f8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9e43e1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9e43aa9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9e440e7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9e43d4020" style:display-name="TestCase" style:page-layout-name="pl-0x7f79e43e0b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9e43d4210" style:display-name="AQA1_TestData" style:page-layout-name="pl-0x7f79e438da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9e43d4400" style:display-name="AQA2_TestData" style:page-layout-name="pl-0x7f79e437f8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9e43d45f0" style:display-name="AQA3_TestData" style:page-layout-name="pl-0x7f79e43e1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9e43d47e0" style:display-name="AQA4_TestData" style:page-layout-name="pl-0x7f79e43aa9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9e43d49d0" style:display-name="AQA5_TestData" style:page-layout-name="pl-0x7f79e440e7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2:52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